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27.png" xlink:type="simple" xlink:show="embed" xlink:actuate="onLoad"/></draw:frame></text:p>
          </table:table-cell>
          <table:table-cell table:style-name="Table1.B1" office:value-type="string">
            <text:h text:style-name="P2" text:outline-level="1">Интег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6">C</text:span><text:span text:style-name="T1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2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8">Блок </text:span><text:span text:style-name="T5">векторизован</text:span><text:span text:style-name="T9">, </text:span><text:span text:style-name="T3">р</text:span><text:span text:style-name="T9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9"><draw:frame draw:style-name="fr3" draw:name="Объект1" text:anchor-type="as-char" svg:width="3.826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,</text:span></text:p>
            <text:p text:style-name="P5"><text:span text:style-name="T9">где</text:span><text:span text:style-name="T9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9">–</text:span><text:span text:style-name="T7"> i-</text:span><text:span text:style-name="T3">ый элемент входного сигнала в блок,</text:span><text:span text:style-name="T9"><draw:frame draw:style-name="fr3" draw:name="Объект3" text:anchor-type="as-char" svg:width="0.5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– элемент вектора коэффициентов усиления,</text:span><text:span text:style-name="T9"><draw:frame draw:style-name="fr3" draw:name="Объект4" text:anchor-type="as-char" svg:width="1.18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9"><draw:frame draw:style-name="fr3" draw:name="Объект5" text:anchor-type="as-char" svg:width="2.598cm" svg:height="1.16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(</text:span><text:span text:style-name="T3">интегратор),</text:span></text:p>
            <text:p text:style-name="P5">поэтому пиктограмма данного блока имеет вид передаточной функции идеального интегрирующего звена.</text:p>
            <text:p text:style-name="P5">Размерности сигналов входа, выхода и вектора коэффициентов должны совпадать.</text:p>
            <text:p text:style-name="P5"><text:span text:style-name="T2">Свойства</text:span>:</text:p>
            <text:list xml:id="list1620544835872841559" text:style-name="L1">
              <text:list-item>
                <text:p text:style-name="P7">Коэффициенты усиления – <text:span text:style-name="T1">вектор </text:span>коэффициентов<draw:frame draw:style-name="fr3" draw:name="Объект8" text:anchor-type="as-char" svg:width="0.58cm" svg:height="0.621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выходной величины блока.</text:p>
              </text:list-item>
            </text:list>
            <text:p text:style-name="P5"><text:span text:style-name="T4">Примечание:</text:span> по умолчанию блок реализует интегрирование 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</dc:title>
    <dc:date>2014-12-08T20:28:41.55</dc:date>
    <meta:generator>OpenOffice/4.1.1$Win32 OpenOffice.org_project/411m6$Build-9775</meta:generator>
    <meta:editing-duration>PT2H2M4S</meta:editing-duration>
    <meta:editing-cycles>52</meta:editing-cycles>
    <meta:document-statistic meta:table-count="1" meta:image-count="2" meta:object-count="7" meta:page-count="1" meta:paragraph-count="17" meta:word-count="110" meta:character-count="863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x_i(t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7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